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216c" officeooo:paragraph-rsid="0013216c"/>
    </style:style>
    <style:style style:name="P2" style:family="paragraph" style:parent-style-name="Standard">
      <style:text-properties officeooo:rsid="00133bbf" officeooo:paragraph-rsid="00133bbf"/>
    </style:style>
    <style:style style:name="P3" style:family="paragraph" style:parent-style-name="Standard" style:list-style-name="L1">
      <style:text-properties officeooo:rsid="0013216c" officeooo:paragraph-rsid="0013216c"/>
    </style:style>
    <style:style style:name="P4" style:family="paragraph" style:parent-style-name="Standard" style:list-style-name="L1">
      <style:text-properties officeooo:rsid="0013216c" officeooo:paragraph-rsid="0014dc7a"/>
    </style:style>
    <style:style style:name="P5" style:family="paragraph" style:parent-style-name="Standard">
      <style:text-properties officeooo:rsid="0013216c" officeooo:paragraph-rsid="0014dc7a"/>
    </style:style>
    <style:style style:name="P6" style:family="paragraph" style:parent-style-name="Standard" style:list-style-name="L1">
      <style:text-properties officeooo:rsid="00133bbf" officeooo:paragraph-rsid="00133bbf"/>
    </style:style>
    <style:style style:name="P7" style:family="paragraph" style:parent-style-name="Standard" style:list-style-name="L2">
      <style:text-properties officeooo:rsid="00133bbf" officeooo:paragraph-rsid="00133bbf"/>
    </style:style>
    <style:style style:name="P8" style:family="paragraph" style:parent-style-name="Standard">
      <style:text-properties officeooo:rsid="00133bbf" officeooo:paragraph-rsid="00133bbf"/>
    </style:style>
    <style:style style:name="P9" style:family="paragraph" style:parent-style-name="Standard" style:list-style-name="L3">
      <style:text-properties officeooo:rsid="00133bbf" officeooo:paragraph-rsid="0014dc7a"/>
    </style:style>
    <style:style style:name="P10" style:family="paragraph" style:parent-style-name="Standard">
      <style:text-properties officeooo:rsid="00133bbf" officeooo:paragraph-rsid="0014dc7a"/>
    </style:style>
    <style:style style:name="P11" style:family="paragraph" style:parent-style-name="Standard" style:list-style-name="L1">
      <style:text-properties officeooo:rsid="0014dc7a" officeooo:paragraph-rsid="0014dc7a"/>
    </style:style>
    <style:style style:name="P12" style:family="paragraph" style:parent-style-name="Standard" style:list-style-name="L3">
      <style:text-properties officeooo:rsid="0014dc7a" officeooo:paragraph-rsid="0014dc7a"/>
    </style:style>
    <style:style style:name="T1" style:family="text">
      <style:text-properties officeooo:rsid="0014dc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ie 541 Bissingheim → Wetter</text:p>
      <text:p text:style-name="P1"/>
      <text:list xml:id="list3182436224" text:style-name="L1">
        <text:list-item>
          <text:p text:style-name="P3">Köhlerstraße gerade aus</text:p>
        </text:list-item>
        <text:list-item>
          <text:p text:style-name="P3">Ende links → Cunostraße</text:p>
        </text:list-item>
        <text:list-item>
          <text:p text:style-name="P3">nach HST Emst Kirche rechts → Emster Straße</text:p>
        </text:list-item>
        <text:list-item>
          <text:p text:style-name="P3">ende links → Eppenhauser Straße → HST Emster Straße</text:p>
        </text:list-item>
        <text:list-item>
          <text:p text:style-name="P3">Kreuzung gerade aus → Rathausstraße</text:p>
        </text:list-item>
        <text:list-item>
          <text:p text:style-name="P3">Stoppschild rechts → HST Rathaus an der Volme</text:p>
        </text:list-item>
        <text:list-item>
          <text:p text:style-name="P3">Kreisel 3. links → Innenstadt</text:p>
        </text:list-item>
        <text:list-item>
          <text:p text:style-name="P3">Ampel links → HST Volkspark</text:p>
        </text:list-item>
        <text:list-item>
          <text:p text:style-name="P3">HST Schwenke rechts → HA BHF</text:p>
        </text:list-item>
        <text:list-item>
          <text:p text:style-name="P3">Altenhagener Brücke (Günlük Taze) links → unter der Brücke weiter halb links</text:p>
        </text:list-item>
        <text:list-item>
          <text:p text:style-name="P3">Car Glass Busspur → Eckesyer Straße</text:p>
        </text:list-item>
        <text:list-item>
          <text:p text:style-name="P3">Ende links → Eckesyer Straße</text:p>
        </text:list-item>
        <text:list-item>
          <text:p text:style-name="P3">Ampel rechts → HST Geitebrücke</text:p>
        </text:list-item>
        <text:list-item>
          <text:p text:style-name="P3">Kreisel 2. raus → Weststraße</text:p>
        </text:list-item>
        <text:list-item>
          <text:p text:style-name="P3">Kreisel 2. gerade aus → Kaiserstraße</text:p>
        </text:list-item>
        <text:list-item>
          <text:p text:style-name="P6">Ruhrtal Center links → Alte Bahnhofstraße</text:p>
        </text:list-item>
      </text:list>
      <text:p text:style-name="P2"/>
      <text:p text:style-name="P2">– zurück –</text:p>
      <text:p text:style-name="P2"/>
      <text:list xml:id="list1248325851" text:style-name="L2">
        <text:list-item>
          <text:p text:style-name="P7">Ende rechts → Kaiserstraße</text:p>
        </text:list-item>
        <text:list-item>
          <text:p text:style-name="P7">Kreisel 2. gerade aus → Friedrichstraße</text:p>
        </text:list-item>
        <text:list-item>
          <text:p text:style-name="P7">Kreisel 1. rechts über Bypass HST Weststraße → Herdecker Straße</text:p>
        </text:list-item>
        <text:list-item>
          <text:p text:style-name="P7">Ampel links → Eckesyser Straße</text:p>
        </text:list-item>
        <text:list-item>
          <text:p text:style-name="P7">nächste rechts → Eckeseyer Straße</text:p>
        </text:list-item>
        <text:list-item>
          <text:p text:style-name="P7">vor Busspur Car Glass rechts → Lenaustraße</text:p>
        </text:list-item>
        <text:list-item>
          <text:p text:style-name="P7">Ampel Blumenladen links → Becheltestraße</text:p>
        </text:list-item>
        <text:list-item>
          <text:p text:style-name="P7">Althagener Brücke (Günlük Taze) rechts → HA BHF</text:p>
        </text:list-item>
        <text:list-item>
          <text:p text:style-name="P7">Sondersignal Schwenke links</text:p>
        </text:list-item>
        <text:list-item>
          <text:p text:style-name="P7">Ampel HST Volkspark rechts → Innenstadt</text:p>
        </text:list-item>
        <text:list-item>
          <text:p text:style-name="P7">Kreisel 1. rechts → HST Rathaus an der Volme</text:p>
        </text:list-item>
        <text:list-item>
          <text:p text:style-name="P7">nach HST Rathaus an der Volme links → Rathausstraße</text:p>
        </text:list-item>
        <text:list-item>
          <text:p text:style-name="P7">Ampel Märkischer Ring gerade aus</text:p>
        </text:list-item>
        <text:list-item>
          <text:p text:style-name="P7">nach HST Emster Straße rechts → Emster Straße</text:p>
        </text:list-item>
        <text:list-item>
          <text:p text:style-name="P7">Ende links → Cunostraße → HST Emst Kirche</text:p>
        </text:list-item>
        <text:list-item>
          <text:p text:style-name="P7">nach HST Köhlerweg rechts → Köhlerweg</text:p>
        </text:list-item>
        <text:list-item>
          <text:p text:style-name="P7">nach HST Bissingheim → Wendeschleife drehen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Linie 541 Bissingheim → <text:span text:style-name="T1">Vossacker</text:span></text:p>
      <text:p text:style-name="P5"/>
      <text:list xml:id="list201254374625292" text:continue-list="list3182436224" text:style-name="L1">
        <text:list-item>
          <text:p text:style-name="P4">Köhlerstraße gerade aus</text:p>
        </text:list-item>
        <text:list-item>
          <text:p text:style-name="P4">Ende links → Cunostraße</text:p>
        </text:list-item>
        <text:list-item>
          <text:p text:style-name="P4">nach HST Emst Kirche rechts → Emster Straße</text:p>
        </text:list-item>
        <text:list-item>
          <text:p text:style-name="P4">ende links → Eppenhauser Straße → HST Emster Straße</text:p>
        </text:list-item>
        <text:list-item>
          <text:p text:style-name="P4">Kreuzung gerade aus → Rathausstraße</text:p>
        </text:list-item>
        <text:list-item>
          <text:p text:style-name="P4">Stoppschild rechts → HST Rathaus an der Volme</text:p>
        </text:list-item>
        <text:list-item>
          <text:p text:style-name="P4">Kreisel 3. links → Innenstadt</text:p>
        </text:list-item>
        <text:list-item>
          <text:p text:style-name="P4">Ampel links → HST Volkspark</text:p>
        </text:list-item>
        <text:list-item>
          <text:p text:style-name="P4">HST Schwenke rechts → HA BHF</text:p>
        </text:list-item>
        <text:list-item>
          <text:p text:style-name="P4">Altenhagener Brücke (Günlük Taze) links → unter der Brücke weiter halb links</text:p>
        </text:list-item>
        <text:list-item>
          <text:p text:style-name="P4">Car Glass Busspur → Eckesyer Straße</text:p>
        </text:list-item>
        <text:list-item>
          <text:p text:style-name="P4">Ende links → Eckesyer Straße</text:p>
        </text:list-item>
        <text:list-item>
          <text:p text:style-name="P4">Ampel rechts → HST Geitebrücke</text:p>
        </text:list-item>
        <text:list-item>
          <text:p text:style-name="P4">Kreisel 2. raus → Weststraße</text:p>
        </text:list-item>
        <text:list-item>
          <text:p text:style-name="P11">nach HST Vorhaller Straße links → Vossacker</text:p>
        </text:list-item>
        <text:list-item>
          <text:p text:style-name="P11">Ende links</text:p>
        </text:list-item>
        <text:list-item>
          <text:p text:style-name="P11">nächste links → HST Vossacker</text:p>
        </text:list-item>
      </text:list>
      <text:p text:style-name="P10"/>
      <text:p text:style-name="P10">– zurück –</text:p>
      <text:p text:style-name="P10"/>
      <text:list xml:id="list3508530666" text:style-name="L3">
        <text:list-item>
          <text:p text:style-name="P12">halb rechts weiter auf → Vossacker</text:p>
        </text:list-item>
        <text:list-item>
          <text:p text:style-name="P12">Ende rechts → Weststraße</text:p>
        </text:list-item>
        <text:list-item>
          <text:p text:style-name="P9">Kreisel 1. rechts über Bypass HST Weststraße → Herdecker Straße</text:p>
        </text:list-item>
        <text:list-item>
          <text:p text:style-name="P9">Ampel links → Eckesyser Straße</text:p>
        </text:list-item>
        <text:list-item>
          <text:p text:style-name="P9">nächste rechts → Eckeseyer Straße</text:p>
        </text:list-item>
        <text:list-item>
          <text:p text:style-name="P9">vor Busspur Car Glass rechts → Lenaustraße</text:p>
        </text:list-item>
        <text:list-item>
          <text:p text:style-name="P9">Ampel Blumenladen links → Becheltestraße</text:p>
        </text:list-item>
        <text:list-item>
          <text:p text:style-name="P9">Althagener Brücke (Günlük Taze) rechts → HA BHF</text:p>
        </text:list-item>
        <text:list-item>
          <text:p text:style-name="P9">Sondersignal Schwenke links</text:p>
        </text:list-item>
        <text:list-item>
          <text:p text:style-name="P9">Ampel HST Volkspark rechts → Innenstadt</text:p>
        </text:list-item>
        <text:list-item>
          <text:p text:style-name="P9">Kreisel 1. rechts → HST Rathaus an der Volme</text:p>
        </text:list-item>
        <text:list-item>
          <text:p text:style-name="P9">nach HST Rathaus an der Volme links → Rathausstraße</text:p>
        </text:list-item>
        <text:list-item>
          <text:p text:style-name="P9">Ampel Märkischer Ring gerade aus</text:p>
        </text:list-item>
        <text:list-item>
          <text:p text:style-name="P9">nach HST Emster Straße rechts → Emster Straße</text:p>
        </text:list-item>
        <text:list-item>
          <text:p text:style-name="P9">Ende links → Cunostraße → HST Emst Kirche</text:p>
        </text:list-item>
        <text:list-item>
          <text:p text:style-name="P9">nach HST Köhlerweg rechts → Köhlerweg</text:p>
        </text:list-item>
        <text:list-item>
          <text:p text:style-name="P9">nach HST Bissingheim → Wendeschleife dreh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7:21:17.277342680</meta:creation-date>
    <meta:editing-duration>PT3M14S</meta:editing-duration>
    <meta:editing-cycles>3</meta:editing-cycles>
    <meta:generator>LibreOffice/6.0.7.3$Linux_X86_64 LibreOffice_project/00m0$Build-3</meta:generator>
    <dc:date>2020-06-06T20:12:53.434631388</dc:date>
    <meta:document-statistic meta:table-count="0" meta:image-count="0" meta:object-count="0" meta:page-count="2" meta:paragraph-count="71" meta:word-count="497" meta:character-count="2662" meta:non-whitespace-character-count="2299"/>
  </office:meta>
</office:document-meta>
</file>